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automatic-styles>
    <style:style style:name="Table1" style:family="table">
      <style:table-properties style:width="7.3785in" fo:margin-left="-0.3361in" table:align="left"/>
    </style:style>
    <style:style style:name="Table1.A" style:family="table-column">
      <style:table-column-properties style:column-width="4.1319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2.43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2021in"/>
    </style:style>
    <style:style style:name="P1" style:family="paragraph" style:parent-style-name="Table_20_Contents">
      <style:text-properties style:font-name="Ubuntu Light"/>
    </style:style>
    <style:style style:name="P2" style:family="paragraph" style:parent-style-name="Table_20_Contents">
      <style:text-properties style:font-name="Ubuntu Light" officeooo:paragraph-rsid="001f1222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Ubuntu Light"/>
    </style:style>
    <style:style style:name="P4" style:family="paragraph" style:parent-style-name="Text_20_body">
      <style:paragraph-properties fo:text-align="center" style:justify-single-word="false"/>
      <style:text-properties style:font-name="Ubuntu Light" officeooo:paragraph-rsid="001e7a0e"/>
    </style:style>
    <style:style style:name="P5" style:family="paragraph" style:parent-style-name="Text_20_body">
      <style:paragraph-properties fo:text-align="center" style:justify-single-word="false"/>
      <style:text-properties style:font-name="Ubuntu Light" officeooo:paragraph-rsid="001f7f87"/>
    </style:style>
    <style:style style:name="P6" style:family="paragraph" style:parent-style-name="Table_20_Contents">
      <style:text-properties style:font-name="Source Code Pro Black1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omfortaa" officeooo:paragraph-rsid="001e7a0e"/>
    </style:style>
    <style:style style:name="P8" style:family="paragraph" style:parent-style-name="Table_20_Contents" style:list-style-name="L1">
      <style:text-properties officeooo:paragraph-rsid="001f1222"/>
    </style:style>
    <style:style style:name="P9" style:family="paragraph" style:parent-style-name="Table_20_Contents" style:list-style-name="L1">
      <style:text-properties style:font-name="Ubuntu Light" officeooo:paragraph-rsid="001f1222"/>
    </style:style>
    <style:style style:name="P10" style:family="paragraph" style:parent-style-name="Table_20_Contents" style:list-style-name="L1">
      <style:text-properties style:font-name="Ubuntu Light"/>
    </style:style>
    <style:style style:name="P11" style:family="paragraph" style:parent-style-name="Table_20_Contents">
      <style:text-properties style:font-name="Ubuntu Light" officeooo:paragraph-rsid="001f1222"/>
    </style:style>
    <style:style style:name="P12" style:family="paragraph" style:parent-style-name="Table_20_Contents">
      <style:text-properties style:font-name="Source Code Pro Black" officeooo:rsid="002380b9" officeooo:paragraph-rsid="002380b9"/>
    </style:style>
    <style:style style:name="P13" style:family="paragraph" style:parent-style-name="Table_20_Contents" style:list-style-name="L2">
      <style:text-properties style:font-name="Ubuntu Light1" officeooo:rsid="002380b9" officeooo:paragraph-rsid="002380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222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officeooo:rsid="0021a151"/>
    </style:style>
    <style:style style:name="T6" style:family="text">
      <style:text-properties officeooo:rsid="001f7f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ushar Sarkar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  <text:p text:style-name="P4"/>
            <text:p text:style-name="P5">Falakata, Alipurduar </text:p>
            <text:p text:style-name="P5"><text:span text:style-name="T6">PIN: </text:span>735211</text:p>
            <text:p text:style-name="P4">8918709763</text:p>
            <text:p text:style-name="P4">tsarkar431@gmail.com</text:p>
          </table:table-cell>
          <table:table-cell table:style-name="Table1.A1" office:value-type="string">
            <text:p text:style-name="P6"/>
            <text:p text:style-name="P6">Summary</text:p>
            <text:p text:style-name="Table_20_Contents"/>
            <text:p text:style-name="P3">Computer science student with a passion for coding. 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2">
          <table:table-cell table:style-name="Table1.A1" office:value-type="string">
            <text:p text:style-name="Table_20_Contents"/>
            <text:p text:style-name="P6"/>
            <text:p text:style-name="P6"/>
            <text:p text:style-name="P6">Education</text:p>
            <text:p text:style-name="Table_20_Contents"/>
            <text:list text:style-name="L1">
              <text:list-item>
                <text:p text:style-name="P8"><text:span text:style-name="T4">Master of Computer Applications</text:span><text:span text:style-name="T3"> (</text:span><text:span text:style-name="T5">8.08</text:span><text:span text:style-name="T3"> CGPA)</text:span></text:p>
                <text:p text:style-name="P9">Institute of Engineering &amp; Management 2024</text:p>
              </text:list-item>
            </text:list>
            <text:p text:style-name="P1"/>
            <text:list text:continue-numbering="true" text:style-name="L1">
              <text:list-item>
                <text:p text:style-name="P9"><text:span text:style-name="T1">Bachelor of Computer Applications</text:span> (9.51 CGPA)</text:p>
                <text:p text:style-name="P9">North Bengal University 2022</text:p>
              </text:list-item>
            </text:list>
            <text:p text:style-name="P1"/>
            <text:list text:continue-numbering="true" text:style-name="L1">
              <text:list-item>
                <text:p text:style-name="P9"><text:span text:style-name="T1">Higher Secondary</text:span> (61.6%)</text:p>
                <text:p text:style-name="P9">Falakata High School 2018</text:p>
              </text:list-item>
            </text:list>
            <text:p text:style-name="P2"/>
            <text:list xml:id="list193929032696632" text:continue-numbering="true" text:style-name="L1">
              <text:list-item>
                <text:p text:style-name="P9"><text:span text:style-name="T1">Secondary</text:span> (71.42%)</text:p>
                <text:p text:style-name="P9">Falakata High School 2016</text:p>
              </text:list-item>
            </text:list>
            <text:p text:style-name="P2"/>
            <text:p text:style-name="P2"/>
            <text:p text:style-name="P12">Experience</text:p>
            <text:p text:style-name="P12"/>
            <text:list text:style-name="L2">
              <text:list-item>
                <text:p text:style-name="P13">2 years of hands on experience in</text:p>
                <text:p text:style-name="P13">Python with Deep Learning (PyTorch GAN)</text:p>
                <text:p text:style-name="P13"/>
              </text:list-item>
              <text:list-item>
                <text:p text:style-name="P13">Image Processing (OpenCV)</text:p>
              </text:list-item>
            </text:list>
            <text:p text:style-name="Table_20_Contents"/>
          </table:table-cell>
          <table:table-cell table:style-name="Table1.A1" office:value-type="string">
            <text:p text:style-name="Table_20_Contents"/>
            <text:p text:style-name="P6"/>
            <text:p text:style-name="P6"/>
            <text:p text:style-name="P6">Languages</text:p>
            <text:p text:style-name="Table_20_Contents"/>
            <text:list text:continue-list="list193929032696632" text:style-name="L1">
              <text:list-item>
                <text:p text:style-name="P10">Bengal<text:span text:style-name="T2">i (Read, Write, Speak)</text:span><text:tab/></text:p>
                <text:p text:style-name="P10"/>
              </text:list-item>
              <text:list-item>
                <text:p text:style-name="P9">Hindi <text:span text:style-name="T2">(Read, Speak)</text:span><text:tab/></text:p>
                <text:p text:style-name="P10"/>
              </text:list-item>
              <text:list-item>
                <text:p text:style-name="P9">English <text:span text:style-name="T2">(Read, Write, Speak)</text:span><text:tab/></text:p>
              </text:list-item>
            </text:list>
            <text:p text:style-name="Table_20_Contents"/>
            <text:p text:style-name="P6"/>
            <text:p text:style-name="P6">Skills</text:p>
            <text:p text:style-name="Table_20_Contents"/>
            <text:list text:continue-numbering="true" text:style-name="L1">
              <text:list-item>
                <text:p text:style-name="P9">Java, Python, C, C++</text:p>
                <text:p text:style-name="P9"/>
              </text:list-item>
              <text:list-item>
                <text:p text:style-name="P9">HTML, CSS, JavaScript</text:p>
                <text:p text:style-name="P9"/>
              </text:list-item>
              <text:list-item>
                <text:p text:style-name="P9"><text:s/>Linux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57:30.348840828</meta:creation-date>
    <meta:print-date>2024-03-05T21:21:21.748619435</meta:print-date>
    <meta:printed-by>PDF files</meta:printed-by>
    <dc:date>2024-03-20T19:39:27.550795699</dc:date>
    <meta:editing-duration>PT17M17S</meta:editing-duration>
    <meta:editing-cycles>3</meta:editing-cycles>
    <meta:generator>LibreOffice/7.6.5.2$Linux_X86_64 LibreOffice_project/60$Build-2</meta:generator>
    <meta:document-statistic meta:table-count="1" meta:image-count="0" meta:object-count="0" meta:page-count="1" meta:paragraph-count="33" meta:word-count="139" meta:character-count="854" meta:non-whitespace-character-count="760"/>
  </office:meta>
</office:document-meta>
</file>